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03_13-11-49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03_14-42-11_000.jpg</text:p>
          </table:table-cell>
          <table:table-cell table:style-name="ce18" office:value-type="string">
            <text:p>:m RES #*# / free# JVEMV6 70#_61 / 70. CO2 / w=бензальдегид;пиридине;マロン酸;гидрирование,topic=~,other=~,think~,doc=r-15-7-1#6</text:p>
          </table:table-cell>
          <table:table-cell table:style-name="ce4"/>
          <table:table-cell table:style-name="ce4"/>
          <table:table-cell table:style-name="ce4" office:value-type="string">
            <text:p>N-35-35-28.614807 E-139-34-49.270019</text:p>
          </table:table-cell>
          <table:table-cell table:style-name="ce38" table:formula="of:=IF([.E3]=&quot;&quot;;[.C3];CONCATENATE([.C3];&quot; / &quot;;[.E3]))" office:value-type="string" office:string-value=":m RES #*# / free# JVEMV6 70#_61 / 70. CO2 / w=бензальдегид;пиридине;マロン酸;гидрирование,topic=~,other=~,think~,doc=r-15-7-1#6">
            <text:p>:m RES #*# / free# JVEMV6 70#_61 / 70. CO2 / w=бензальдегид;пиридине;マロン酸;гидрирование,topic=~,other=~,think~,doc=r-15-7-1#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04_02-29-09_000.jpg</text:p>
          </table:table-cell>
          <table:table-cell table:style-name="ce18" office:value-type="string">
            <text:p>:m other / log / 寝る前　ウェブ閲覧　記録　（for オナニー） / 了 </text:p>
          </table:table-cell>
          <table:table-cell table:style-name="ce19"/>
          <table:table-cell table:style-name="ce4"/>
          <table:table-cell table:style-name="ce4" office:value-type="string">
            <text:p>N-35-35-28.614807 E-139-34-49.324951</text:p>
          </table:table-cell>
          <table:table-cell table:style-name="ce38" table:formula="of:=IF([.E4]=&quot;&quot;;[.C4];CONCATENATE([.C4];&quot; / &quot;;[.E4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04_02-29-35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422546 E-139-34-49.379882</text:p>
          </table:table-cell>
          <table:table-cell table:style-name="ce38" table:formula="of:=IF([.E5]=&quot;&quot;;[.C5];CONCATENATE([.C5];&quot; / &quot;;[.E5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04_06-55-07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8" table:formula="of:=IF([.E6]=&quot;&quot;;[.C6];CONCATENATE([.C6];&quot; / &quot;;[.E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office:value-type="string">
            <text:p>2021-05-04_08-11-55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18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7]=&quot;&quot;;[.C7];CONCATENATE([.C7];&quot; / &quot;;[.E7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4" office:value-type="string">
            <text:p>2021-05-04_16-40-00_000.jpg</text:p>
          </table:table-cell>
          <table:table-cell table:style-name="ce8" office:value-type="string">
            <text:p>:m 記録 / お酒：飲んだ量</text:p>
          </table:table-cell>
          <table:table-cell table:style-name="ce19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8]=&quot;&quot;;[.C8];CONCATENATE([.C8];&quot; / &quot;;[.E8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04_16-40-30_000.jpg</text:p>
          </table:table-cell>
          <table:table-cell table:style-name="ce20" office:value-type="string">
            <text:p>:m :? #*# / topic=CO2；マイクロ波 / content=CO2とH2、それぞれに作用する周波数：相異なるか；if-so:混ぜて放射、効果如何</text:p>
          </table:table-cell>
          <table:table-cell table:style-name="ce18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8" table:formula="of:=IF([.E9]=&quot;&quot;;[.C9];CONCATENATE([.C9];&quot; / &quot;;[.E9]))" office:value-type="string" office:string-value=":m :? #*# / topic=CO2；マイクロ波 / content=CO2とH2、それぞれに作用する周波数：相異なるか；if-so:混ぜて放射、効果如何">
            <text:p>:m :? #*# / topic=CO2；マイクロ波 / content=CO2とH2、それぞれに作用する周波数：相異なるか；if-so:混ぜて放射、効果如何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5-04_16-40-44_000.jpg</text:p>
          </table:table-cell>
          <table:table-cell table:style-name="ce20" office:value-type="string">
            <text:p>:m :th / topic=ai / content=aiを学ぶ：によって、限界を知る、現段階での；MLは、過去データを使う；新しい組み合わせを考案するわけではない；官僚機構を想起させる</text:p>
          </table:table-cell>
          <table:table-cell table:style-name="ce19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8" table:formula="of:=IF([.E10]=&quot;&quot;;[.C10];CONCATENATE([.C10];&quot; / &quot;;[.E10]))" office:value-type="string" office:string-value=":m :th / topic=ai / content=aiを学ぶ：によって、限界を知る、現段階での；MLは、過去データを使う；新しい組み合わせを考案するわけではない；官僚機構を想起させる">
            <text:p>:m :th / topic=ai / content=aiを学ぶ：によって、限界を知る、現段階での；MLは、過去データを使う；新しい組み合わせを考案するわけではない；官僚機構を想起させ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5-04_16-41-13_000.jpg</text:p>
          </table:table-cell>
          <table:table-cell table:style-name="ce23" office:value-type="string">
            <text:p>:tome/ (J*) / topic=方針 / content=科学の知識：論文を読もう；ML関連：論文よりも、プログラミング、学ぼう</text:p>
          </table:table-cell>
          <table:table-cell table:style-name="ce17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8" table:formula="of:=IF([.E11]=&quot;&quot;;[.C11];CONCATENATE([.C11];&quot; / &quot;;[.E11]))" office:value-type="string" office:string-value=":tome/ (J*) / topic=方針 / content=科学の知識：論文を読もう；ML関連：論文よりも、プログラミング、学ぼう">
            <text:p>:tome/ (J*) / topic=方針 / content=科学の知識：論文を読もう；ML関連：論文よりも、プログラミング、学ぼ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5-03_18-25-03_000.mp4</text:p>
          </table:table-cell>
          <table:table-cell table:style-name="ce8" office:value-type="string">
            <text:p>:VIDEO / @自室 / 記録 / jap.flute / 演奏、play / f-2021-0504-1 / R=1,for=mouth-shape</text:p>
          </table:table-cell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VIDEO / @自室 / 記録 / jap.flute / 演奏、play / f-2021-0504-1 / R=1,for=mouth-shape">
            <text:p>:VIDEO / @自室 / 記録 / jap.flute / 演奏、play / f-2021-0504-1 / R=1,for=mouth-shape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4">2021/05/04</text:date>, <text:time>17:53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04T17:53:59.83</dc:date>
    <dc:creator>iwabuchi ken</dc:creator>
    <meta:editing-duration>P33DT3H24M9S</meta:editing-duration>
    <meta:editing-cycles>12325</meta:editing-cycles>
    <meta:document-statistic meta:table-count="1" meta:cell-count="352" meta:object-count="0"/>
  </office:meta>
</office:document-meta>
</file>